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992cm" fo:margin-left="0cm" table:align="left"/>
    </style:style>
    <style:style style:name="Tabelle1.A" style:family="table-column">
      <style:table-column-properties style:column-width="2.831cm"/>
    </style:style>
    <style:style style:name="Tabelle1.B" style:family="table-column">
      <style:table-column-properties style:column-width="3.778cm"/>
    </style:style>
    <style:style style:name="Tabelle1.C" style:family="table-column">
      <style:table-column-properties style:column-width="2.833cm"/>
    </style:style>
    <style:style style:name="Tabelle1.D" style:family="table-column">
      <style:table-column-properties style:column-width="8.55cm"/>
    </style:style>
    <style:style style:name="Tabelle1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D1" style:family="table-cell">
      <style:table-cell-properties fo:background-color="#ffffff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paragraph-properties fo:text-align="center" style:justify-single-word="false"/>
      <style:text-properties style:font-name="Verdana" fo:font-weight="bold" officeooo:rsid="001cafb2" officeooo:paragraph-rsid="001cafb2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Verdana" fo:font-weight="bold" officeooo:rsid="00266867" officeooo:paragraph-rsid="0026686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weight="bold" officeooo:rsid="004daea5" officeooo:paragraph-rsid="004daea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erdana" fo:font-weight="normal" officeooo:rsid="001cafb2" officeooo:paragraph-rsid="001cafb2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Verdana" fo:font-weight="normal" officeooo:rsid="001e7b60" officeooo:paragraph-rsid="00205425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" fo:font-weight="normal" officeooo:rsid="001e7b60" officeooo:paragraph-rsid="001e7b60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Verdana" fo:font-weight="normal" officeooo:rsid="00266867" officeooo:paragraph-rsid="0026686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Verdana" fo:font-weight="normal" officeooo:rsid="00266867" officeooo:paragraph-rsid="0026686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Verdana" fo:font-weight="normal" officeooo:rsid="00266867" officeooo:paragraph-rsid="002f39c4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Verdana" fo:font-weight="normal" officeooo:rsid="00266867" officeooo:paragraph-rsid="0040de3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Verdana" fo:font-weight="normal" officeooo:rsid="003eeb1c" officeooo:paragraph-rsid="003eeb1c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Verdana" fo:font-weight="normal" officeooo:rsid="004619f5" officeooo:paragraph-rsid="004619f5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Verdana" fo:font-weight="normal" officeooo:rsid="00467004" officeooo:paragraph-rsid="00467004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Verdana" fo:font-weight="normal" officeooo:rsid="004c1f5a" officeooo:paragraph-rsid="004c1f5a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Verdana" fo:font-weight="normal" officeooo:rsid="004f68b0" officeooo:paragraph-rsid="004f68b0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Verdana" fo:font-weight="normal" officeooo:rsid="0050b16b" officeooo:paragraph-rsid="0050b16b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Verdana" fo:font-weight="bold" officeooo:rsid="001d7114" officeooo:paragraph-rsid="001d7114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style:font-name="Verdana" fo:font-weight="bold" officeooo:rsid="001cafb2" officeooo:paragraph-rsid="001cafb2" style:font-weight-asian="bold" style:font-weight-complex="bold"/>
    </style:style>
    <style:style style:name="P20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Verdana" fo:font-size="14pt" fo:language="de" fo:country="none" fo:font-weight="bold" style:font-size-asian="14pt" style:font-weight-asian="bold"/>
    </style:style>
    <style:style style:name="P21" style:family="paragraph" style:parent-style-name="Standard">
      <style:paragraph-properties fo:margin-top="0cm" fo:margin-bottom="0.353cm" loext:contextual-spacing="false" fo:line-height="115%"/>
      <style:text-properties style:font-name="Verdana" fo:font-size="12pt" fo:language="de" fo:country="none" fo:font-weight="normal" style:font-size-asian="12pt" style:font-weight-asian="normal"/>
    </style:style>
    <style:style style:name="P22" style:family="paragraph" style:parent-style-name="Standard">
      <style:paragraph-properties fo:margin-top="0cm" fo:margin-bottom="0.353cm" loext:contextual-spacing="false" fo:line-height="115%"/>
      <style:text-properties style:font-name="Verdana" fo:font-size="12pt" fo:language="de" fo:country="none" fo:font-weight="bold" style:font-size-asian="12pt" style:font-weight-asian="bold"/>
    </style:style>
    <style:style style:name="P23" style:family="paragraph" style:parent-style-name="Standard" style:list-style-name="L6">
      <style:paragraph-properties fo:text-align="start" style:justify-single-word="false"/>
      <style:text-properties officeooo:paragraph-rsid="0040de3b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Verdana" fo:font-weight="normal" officeooo:rsid="0048e93f" officeooo:paragraph-rsid="004be822" style:font-weight-asian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Verdana" fo:font-weight="normal" officeooo:rsid="00266867" officeooo:paragraph-rsid="004be822" style:font-weight-asian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Verdana" fo:font-weight="normal" officeooo:rsid="004c1f5a" officeooo:paragraph-rsid="004c1f5a" style:font-weight-asian="normal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Verdana" fo:font-weight="normal" officeooo:rsid="004f68b0" officeooo:paragraph-rsid="004f68b0" style:font-weight-asian="normal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style:font-name="Verdana" fo:font-weight="normal" officeooo:rsid="00512f02" officeooo:paragraph-rsid="00512f02" style:font-weight-asian="normal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style:font-name="Verdana" fo:font-weight="normal" officeooo:rsid="00530950" officeooo:paragraph-rsid="00530950" style:font-weight-asian="normal" style:font-weight-complex="normal"/>
    </style:style>
    <style:style style:name="P30" style:family="paragraph" style:parent-style-name="Standard" style:list-style-name="L4">
      <style:paragraph-properties fo:text-align="start" style:justify-single-word="false"/>
      <style:text-properties style:font-name="Verdana" fo:font-weight="normal" officeooo:rsid="00536f82" officeooo:paragraph-rsid="00536f82" style:font-weight-asian="normal" style:font-weight-complex="normal"/>
    </style:style>
    <style:style style:name="P31" style:family="paragraph" style:parent-style-name="Standard" style:list-style-name="L5">
      <style:paragraph-properties fo:text-align="start" style:justify-single-word="false"/>
      <style:text-properties style:font-name="Verdana" fo:font-weight="normal" officeooo:rsid="003f7f8c" officeooo:paragraph-rsid="003f7f8c" style:font-weight-asian="normal" style:font-weight-complex="normal"/>
    </style:style>
    <style:style style:name="P32" style:family="paragraph" style:parent-style-name="Standard" style:list-style-name="L6">
      <style:paragraph-properties fo:text-align="start" style:justify-single-word="false"/>
      <style:text-properties style:font-name="Verdana" fo:font-weight="normal" officeooo:rsid="0040de3b" officeooo:paragraph-rsid="0040de3b" style:font-weight-asian="normal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style:font-name="Verdana" fo:font-weight="normal" officeooo:rsid="00548b5f" officeooo:paragraph-rsid="00548b5f" style:font-weight-asian="normal" style:font-weight-complex="normal"/>
    </style:style>
    <style:style style:name="T1" style:family="text">
      <style:text-properties officeooo:rsid="00205425"/>
    </style:style>
    <style:style style:name="T2" style:family="text">
      <style:text-properties officeooo:rsid="002490e7"/>
    </style:style>
    <style:style style:name="T3" style:family="text">
      <style:text-properties officeooo:rsid="0027daa4"/>
    </style:style>
    <style:style style:name="T4" style:family="text">
      <style:text-properties officeooo:rsid="00318543"/>
    </style:style>
    <style:style style:name="T5" style:family="text">
      <style:text-properties officeooo:rsid="003eefb2"/>
    </style:style>
    <style:style style:name="T6" style:family="text">
      <style:text-properties officeooo:rsid="0040c84a"/>
    </style:style>
    <style:style style:name="T7" style:family="text">
      <style:text-properties style:font-name="Verdana" fo:font-weight="normal" officeooo:rsid="0040de3b" style:font-weight-asian="normal" style:font-weight-complex="normal"/>
    </style:style>
    <style:style style:name="T8" style:family="text">
      <style:text-properties style:font-name="Verdana" fo:font-weight="normal" officeooo:rsid="00427442" style:font-weight-asian="normal" style:font-weight-complex="normal"/>
    </style:style>
    <style:style style:name="T9" style:family="text">
      <style:text-properties style:font-name="Verdana" fo:font-weight="normal" officeooo:rsid="0042e6db" style:font-weight-asian="normal" style:font-weight-complex="normal"/>
    </style:style>
    <style:style style:name="T10" style:family="text">
      <style:text-properties style:font-name="Verdana" fo:font-weight="normal" officeooo:rsid="0044404d" style:font-weight-asian="normal" style:font-weight-complex="normal"/>
    </style:style>
    <style:style style:name="T11" style:family="text">
      <style:text-properties style:font-name="Verdana" fo:font-weight="normal" officeooo:rsid="00447672" style:font-weight-asian="normal" style:font-weight-complex="normal"/>
    </style:style>
    <style:style style:name="T12" style:family="text">
      <style:text-properties officeooo:rsid="0047d6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LF6 Projektarbeit</text:p>
      <text:p text:style-name="P20"/>
      <text:p text:style-name="P22">Allgemeine Daten</text:p>
      <text:p text:style-name="P21">Mitglieder: Marvin König, Robert Barisic</text:p>
      <text:p text:style-name="P21">Programmiersprache: Ruby (on Rails)</text:p>
      <text:p text:style-name="P21">Thema: <text:span text:style-name="T2">Soziales Kommunikations-Netzwerk</text:span></text:p>
      <text:p text:style-name="P21"/>
      <text:p text:style-name="P21">Aufgabenzuweisung:</text:p>
      <text:p text:style-name="P2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Zeitdokumentationen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9">Datum</text:p>
          </table:table-cell>
          <table:table-cell table:style-name="Tabelle1.A1" office:value-type="string">
            <text:p text:style-name="P19">Thema</text:p>
          </table:table-cell>
          <table:table-cell table:style-name="Tabelle1.A1" office:value-type="string">
            <text:p text:style-name="P18">Dauer</text:p>
          </table:table-cell>
          <table:table-cell table:style-name="Tabelle1.D1" office:value-type="string">
            <text:p text:style-name="P18">Person(en)</text:p>
          </table:table-cell>
        </table:table-row>
        <table:table-row>
          <table:table-cell table:style-name="Tabelle1.A3" office:value-type="string">
            <text:p text:style-name="P5">14.12.2015</text:p>
          </table:table-cell>
          <table:table-cell table:style-name="Tabelle1.B3" office:value-type="string">
            <text:p text:style-name="P5">Einarbeitung in Ruby on Rails</text:p>
          </table:table-cell>
          <table:table-cell table:style-name="Tabelle1.C3" office:value-type="string">
            <text:p text:style-name="P5">90 Min</text:p>
          </table:table-cell>
          <table:table-cell table:style-name="Tabelle1.D3" office:value-type="string">
            <text:p text:style-name="P5">Marvin König</text:p>
          </table:table-cell>
        </table:table-row>
        <table:table-row>
          <table:table-cell table:style-name="Tabelle1.A3" office:value-type="string">
            <text:p text:style-name="P13">18.12.2015</text:p>
          </table:table-cell>
          <table:table-cell table:style-name="Tabelle1.B3" office:value-type="string">
            <text:p text:style-name="P14">Beschreibung der Funktionalitäten und Tools</text:p>
          </table:table-cell>
          <table:table-cell table:style-name="Tabelle1.C3" office:value-type="string">
            <text:p text:style-name="P13">25 Min</text:p>
          </table:table-cell>
          <table:table-cell table:style-name="Tabelle1.D3" office:value-type="string">
            <text:p text:style-name="P13">Robert Barisic, Marvin König</text:p>
          </table:table-cell>
        </table:table-row>
      </table:table>
      <text:p text:style-name="P5"/>
      <text:p text:style-name="P6">Links:</text:p>
      <text:p text:style-name="P6"/>
      <text:p text:style-name="P6"><text:a xlink:type="simple" xlink:href="http://guides.rubyonrails.org/getting_started.html" text:style-name="Internet_20_link" text:visited-style-name="Visited_20_Internet_20_Link"><text:span text:style-name="T1">http://guides.rubyonrails.org/getting_started.html</text:span></text:a></text:p>
      <text:p text:style-name="P7"/>
      <text:p text:style-name="P3">Tools</text:p>
      <text:p text:style-name="P3"/>
      <text:list xml:id="list4527093929874714520" text:style-name="L1">
        <text:list-item>
          <text:p text:style-name="P24">Ruby on Rails (Model-View-Controller(MVC)-Framework)</text:p>
        </text:list-item>
        <text:list-item>
          <text:p text:style-name="P25">GitLab <text:span text:style-name="T12">(Repository)</text:span></text:p>
        </text:list-item>
        <text:list-item>
          <text:p text:style-name="P25">Cloud9 <text:span text:style-name="T12">(Online-IDE)</text:span></text:p>
        </text:list-item>
        <text:list-item>
          <text:p text:style-name="P26">OpenShift (Deployment Server)</text:p>
        </text:list-item>
      </text:list>
      <text:p text:style-name="P15"/>
      <text:p text:style-name="P4">GEM-Liste</text:p>
      <text:p text:style-name="P4"/>
      <text:p text:style-name="P16">Main:</text:p>
      <text:list xml:id="list7612446998039004194" text:style-name="L2">
        <text:list-item>
          <text:p text:style-name="P27">T</text:p>
        </text:list-item>
      </text:list>
      <text:p text:style-name="P16">Testing:</text:p>
      <text:list xml:id="list111556520165710" text:continue-numbering="true" text:style-name="L2">
        <text:list-item>
          <text:p text:style-name="P27">Minitest</text:p>
        </text:list-item>
        <text:list-item>
          <text:p text:style-name="P27">Capybara</text:p>
        </text:list-item>
        <text:list-item>
          <text:p text:style-name="P33">ByeBug (Debugger)</text:p>
        </text:list-item>
      </text:list>
      <text:p text:style-name="P17">Backend:</text:p>
      <text:list xml:id="list2955567606083101138" text:style-name="L3">
        <text:list-item>
          <text:p text:style-name="P28">Devise (Account Management)</text:p>
        </text:list-item>
        <text:list-item>
          <text:p text:style-name="P28">PaperClip (Medien Upload)</text:p>
        </text:list-item>
      </text:list>
      <text:p text:style-name="P17">Frontend:</text:p>
      <text:list xml:id="list5006177997594485208" text:style-name="L4">
        <text:list-item>
          <text:p text:style-name="P29">PureCSS (CSS Framework)</text:p>
        </text:list-item>
        <text:list-item>
          <text:p text:style-name="P30"/>
        </text:list-item>
      </text:list>
      <text:p text:style-name="P9"/>
      <text:p text:style-name="P3">Funktionalitäten</text:p>
      <text:p text:style-name="P8"/>
      <text:p text:style-name="P9">- <text:span text:style-name="T3">basiert auf einer Website</text:span></text:p>
      <text:p text:style-name="P10">- <text:span text:style-name="T3">Erstellung von Profilen</text:span></text:p>
      <text:list xml:id="list8196184688828643406" text:style-name="L5">
        <text:list-item>
          <text:p text:style-name="P31">Foto</text:p>
        </text:list-item>
        <text:list-item>
          <text:p text:style-name="P31">Vorname</text:p>
        </text:list-item>
        <text:list-item>
          <text:p text:style-name="P31">Nachname</text:p>
        </text:list-item>
        <text:list-item>
          <text:p text:style-name="P31">'Gefällt mir'-Angaben <text:span text:style-name="T6">[Liste]</text:span></text:p>
        </text:list-item>
        <text:list-item>
          <text:p text:style-name="P31">Freundschaftsanfrage [Button]</text:p>
        </text:list-item>
        <text:list-item>
          <text:p text:style-name="P31">Freundschaftsliste <text:span text:style-name="T6">[Liste]</text:span></text:p>
        </text:list-item>
        <text:list-item>
          <text:p text:style-name="P31">Private Nachricht [Button]</text:p>
        </text:list-item>
      </text:list>
      <text:p text:style-name="P11"><text:soft-page-break/>- <text:span text:style-name="T3">Veröffentlichung von Nachrichten</text:span></text:p>
      <text:list xml:id="list75810791704165249" text:style-name="L6">
        <text:list-item>
          <text:p text:style-name="P23"><text:span text:style-name="T7">Text </text:span><text:span text:style-name="T11">{Alleine ohne Foto/Video}</text:span></text:p>
        </text:list-item>
        <text:list-item>
          <text:p text:style-name="P23"><text:span text:style-name="T7">Fotos </text:span><text:span text:style-name="T8">(Hochladen) </text:span><text:span text:style-name="T9">{Embedded-Links}</text:span></text:p>
        </text:list-item>
        <text:list-item>
          <text:p text:style-name="P23"><text:span text:style-name="T7">Videos (</text:span><text:span text:style-name="T10">Nur </text:span><text:span text:style-name="T7">Embedded-Links)</text:span></text:p>
        </text:list-item>
        <text:list-item>
          <text:p text:style-name="P32">'Gefällt mir'-Zähler</text:p>
        </text:list-item>
      </text:list>
      <text:p text:style-name="P12">=&gt; Bearbeit-/Löschbar <text:span text:style-name="T5">{Teilen}</text:span></text:p>
      <text:p text:style-name="P9">- <text:span text:style-name="T4">Suchmaschi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4T10:08:23.150000000</meta:creation-date>
    <dc:date>2015-12-18T11:15:56.375000000</dc:date>
    <meta:editing-duration>PT1H6M28S</meta:editing-duration>
    <meta:editing-cycles>57</meta:editing-cycles>
    <meta:generator>LibreOffice/4.3.7.2$Windows_x86 LibreOffice_project/8a35821d8636a03b8bf4e15b48f59794652c68ba</meta:generator>
    <meta:document-statistic meta:table-count="1" meta:image-count="0" meta:object-count="0" meta:page-count="3" meta:paragraph-count="56" meta:word-count="144" meta:character-count="1101" meta:non-whitespace-character-count="1035"/>
  </office:meta>
</office:document-meta>
</file>